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ehältertypen erlauben dies implizit und da Arrays auch als Variable mit Behältertypen gelten und Arrays dynamische Größen besitzen, können sogar Parameter mit diesen Ausdrücken verwendet werden.</text:p>
      <text:p text:style-name="Text_20_body">Konstruktoren von Behältertypen, die ein Array des enthaltenen Typs entgegennehmen, sollten auch ohne Aufruf mit einer Mengenklammer verwendet werden können bzw. Zuweisungsoperatoren.</text:p>
      <text:h text:style-name="Heading_20_1" text:outline-level="1">VERALTET: Klassenobjektwertzuweisungen</text:h>
      <text:p text:style-name="Text_20_body">Einem Klassenobjekt-Element kann der Wert mittels &lt;Klassenobjekt&gt;.&lt;Elementname&gt; zugewiesen werden, insofern auf das Element an der jeweiligen Position im Code zugreifbar ist.</text:p>
      <text:p text:style-name="Text_20_body">Einem Klassenobjekt können aber auch mehrere Elemente zugewiesen werden, indem die einzelnen Elemente mit Werten gefüllt werden.</text:p>
      <text:p text:style-name="Text_20_body">Dabei wird ermittelt ob das zugewiesene Objekt Elemente der entsprechenden Elementtypen enthält. Die Reihenfolge oder Anzahl muss dabei nicht exakt der des Objekts entsprechen. Ist dies nicht der Fall, so gibt der Compiler lediglich eine Warnung aus (der Wartbar- und Übersichtlichkeit halber).</text:p>
      <text:p text:style-name="Text_20_body">Es gilt zu beachten, dass die nur Werte kopierbarer Typen auf diese Art zugewiesen werden können. Referenzierbare benutzerdefinierte Typen können mit „copy“ kopiert werden, dabei wird aber eine neue Instanz erzeugt, also ein Ganzzahlwert zurückgegeben und nicht die kopierten Werte!</text:p>
      <text:p text:style-name="Text_20_body">Die Notation einer Wertereihezuweisung sieht folgendermaßen aus:</text:p>
      <text:p text:style-name="Text_20_body">&lt;Objektvariable&gt;</text:p>
      <text:p text:style-name="Text_20_body">ARRAY-ZUWEISUNG NOCH HINZUFÜGEN UND VERBI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0T14:03:37.58</meta:creation-date>
    <meta:generator>OpenOffice.org/3.2$Linux OpenOffice.org_project/320m12$Build-9483</meta:generator>
    <dc:date>2010-10-09T21:36:10</dc:date>
    <meta:editing-duration>PT01H17M45S</meta:editing-duration>
    <meta:editing-cycles>7</meta:editing-cycles>
    <dc:creator>Tamino Dauth</dc:creator>
    <meta:document-statistic meta:table-count="0" meta:image-count="0" meta:object-count="0" meta:page-count="1" meta:paragraph-count="10" meta:word-count="184" meta:character-count="1419"/>
  </office:meta>
</office:document-meta>
</file>